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 style:data-style-name="N0"/>
    <style:style style:name="ce21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ext-properties fo:color="#999999" fo:font-style="italic" style:font-style-asian="italic" style:font-style-complex="italic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4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8-01-12" calcext:value-type="date">
            <text:p>2018-01-1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32" office:value-type="string" calcext:value-type="string">
            <text:p>1.99.90</text:p>
          </table:table-cell>
          <table:table-cell table:style-name="ce132" office:value-type="string" calcext:value-type="string">
            <text:p>1.0.23</text:p>
          </table:table-cell>
          <table:table-cell table:style-name="ce133" office:value-type="string" calcext:value-type="string">
            <text:p>3.5.19</text:p>
          </table:table-cell>
          <table:table-cell table:style-name="ce132" office:value-type="string" calcext:value-type="string">
            <text:p>1.0.18</text:p>
          </table:table-cell>
          <table:table-cell table:style-name="ce133" office:value-type="string" calcext:value-type="string">
            <text:p>0.9.20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2.2</text:p>
          </table:table-cell>
          <table:table-cell table:style-name="ce137"/>
          <table:table-cell table:style-name="ce132" office:value-type="string" calcext:value-type="string">
            <text:p>1815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3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1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9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7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7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6 locations" calcext:value-type="string">
            <text:p>CA1002 : DoNotExposeGenericLists @ 5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92 locations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failed tests: Close NUnit, reconfigure USB Hubs, then run first failed test again, then redo for second fail test&#10;                                                               =&gt; Don't forget to close and reconfigure after the last test&#10;                                                                   (Note that test has successfully completed on release configuration when releasing 1.99.90 on 2018-01-12 :-)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MKY.IO.Serial.Socket.Test.*.IPLoopbacks for 'OnSpecificIPv4/6Interface' =&gt; Assert.Ignore() =&gt; yellow bar =&gt; Install/config of &quot;TAP-Win32 Adapter&quot; is required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4]" office:value-type="string" office:string-value="YAT.Model.Test.MTSicsDeviceTest sometimes fails =&gt; Simply run the failed tests again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5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6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7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8]" office:value-type="string" office:string-value="YAT.Model.Test.Transmission.Repeating.LoopbackPairs fail at '*TwoWay' because Rx results in additional line(s) (DirChangeLineBreak)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9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0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1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94])+[.G95]" office:value-type="time" office:time-value="PT13H30M00S" calcext:value-type="time">
            <text:p>13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Scopes that haven't changed at all since last release may be skipp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7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77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9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3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Unit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5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7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3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9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1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Epsilon Version 1.99.9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3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5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4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9])+[.G30]" office:value-type="time" office:time-value="PT13H50M00S" calcext:value-type="time">
            <text:p>13:5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6])+[.G37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7])+[.G58]" office:value-type="time" office:time-value="PT14H25M00S" calcext:value-type="time">
            <text:p>14:2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2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61])+[.G62]" office:value-type="time" office:time-value="PT14H55M00S" calcext:value-type="time">
            <text:p>14:5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2]; COUNTA([.C$63:.C63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Roaming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3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4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5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Release'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6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<text:span text:style-name="T2">not moving or resizing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.yat or .yaw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, explicitly sav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[Ctrl+S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, explicitly save all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All Terminals [Ctrl+Shift+A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Save Workspace [Ctrl+Shift+W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1" office:value-type="string" calcext:value-type="string">
            <text:p><text:s text:c="10"/>(Note: No issue that some of the 6 terminals of 09 are not fully drawn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lose file(s)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Close [Ctrl+F4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1" office:value-type="string" calcext:value-type="string">
            <text:p><text:s text:c="10"/>(Note: Not 'Knigge' to display this standard shortcut in menu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Clo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2]; COUNTA([.C$63:.C91]); &quot;.&quot;)" office:value-type="string" office:string-value="2.5.6." calcext:value-type="string">
            <text:p>2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2])+[.G93]" office:value-type="time" office:time-value="PT15H05M00S" calcext:value-type="time">
            <text:p>15:0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97])+[.G98]" office:value-type="time" office:time-value="PT15H10M00S" calcext:value-type="time">
            <text:p>15:1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7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6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4])+[.G95]" office:value-type="time" office:time-value="PT16H40M00S" calcext:value-type="time">
            <text:p>16:40</text:p>
          </table:table-cell>
          <table:table-cell table:style-name="ce248"/>
          <table:table-cell table:style-name="ce167" table:number-columns-repeated="1014"/>
        </table:table-row>
        <table:table-row table:style-name="ro7">
          <table:table-cell table:number-columns-repeated="2"/>
          <table:table-cell table:style-name="ce221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132 occurrences totally expected, mainly in ArgsHandler, Diagnostics, Usb, Hid,…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/>
          <table:table-cell table:style-name="ce221" table:formula="of:=CONCATENATE([.B$95]; COUNTA([.C$96:.C102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239 occurrences totally expecte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&gt; 4 occurrences expected in Diagnostics and Serializer, others are expected in test and analysi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95]; COUNTA([.C$96:.C10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x86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AnyCPU'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2 interconnected serial COM port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5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5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90-epsil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Epsilon Version 1.99.9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ags' in tree-view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 (Refresh if not visible ye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ssemble bin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.exe" and "*.dll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7"/>&gt; "\YAT\bin\Release" (AnyCPU) =&gt;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7"/>&gt; "\YAT\bin\x86\Release" =&gt; x8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DejaVu Fonts" from installed "&lt;Trunk&gt;\YAT\!-Fonts\DejaVu\ttf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DejaVu Info" from installed "C:\Program Files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netrtfwriter Info" from installed "C:\Program Files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28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Zip the 6 distribution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Zip in according folder, then move to paren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Name the 6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Epsilon_Version-1.99.9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Epsilon_Version-1.99.9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7]); &quot;.&quot;)" office:value-type="string" office:string-value="6.2.4." calcext:value-type="string">
            <text:p>6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21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21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plicitly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it FileZilla, it is not used anymo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9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1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20])+[.G21]" office:value-type="time" office:time-value="PT18H55M00S" calcext:value-type="time">
            <text:p>18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1]; COUNTA([.C$22:.C22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86.NET – x86 – x64 bin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1]; COUNTA([.C$22:.C26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1]; COUNTA([.C$22:.C27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RelNotes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1]; COUNTA([.C$22:.C28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1]; COUNTA([.C$22:.C29]); &quot;.&quot;)" office:value-type="string" office:string-value="7.3.5." calcext:value-type="string">
            <text:p>7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0])+[.G31]" office:value-type="time" office:time-value="PT19H05M00S" calcext:value-type="time">
            <text:p>19:0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31]; COUNTA([.C$32:.C32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1]; COUNTA([.C$32:.C34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1]; COUNTA([.C$32:.C35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Ed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31]; COUNTA([.C$32:.C37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tract x64 binaries and execute both .ex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41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0])+[.G41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41]; COUNTA([.C$42:.C42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</text:p>
          </table:table-cell>
          <table:table-cell table:number-columns-repeated="1019"/>
        </table:table-row>
        <table:table-row table:style-name="ro5" table:number-rows-repeated="65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8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8])" office:value-type="time" office:time-value="PT22H15M00S" calcext:value-type="time">
            <text:p>22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Keep one preliminary as template for next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tool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28])+[.G39]" office:value-type="time" office:time-value="PT20H45M00S" calcext:value-type="time">
            <text:p>20:4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7])+[.G45]" office:value-type="time" office:time-value="PT20H15M00S" calcext:value-type="time">
            <text:p>20:1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3]); &quot;.&quot;)" office:value-type="string" office:string-value="8.5.7." calcext:value-type="string">
            <text:p>8.5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5]); &quot;.&quot;)" office:value-type="string" office:string-value="8.5.9." calcext:value-type="string">
            <text:p>8.5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60])+[.G61]" office:value-type="time" office:time-value="PT21H00M00S" calcext:value-type="time">
            <text:p>21:0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tract the x64 binaries to the working copy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9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63])+[.G68]" office:value-type="time" office:time-value="PT22H00M00S" calcext:value-type="time">
            <text:p>22:0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72])+[.G73]" office:value-type="time" office:time-value="PT22H15M00S" calcext:value-type="time">
            <text:p>22:1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7">00.00.0000</text:date>, <text:time style:data-style-name="N2" text:time-value="22:56:38.9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10H4M48S</meta:editing-duration>
    <meta:editing-cycles>339</meta:editing-cycles>
    <meta:generator>LibreOffice/5.4.3.2$Windows_X86_64 LibreOffice_project/92a7159f7e4af62137622921e809f8546db437e5</meta:generator>
    <meta:initial-creator>Matthias Kläy</meta:initial-creator>
    <dc:date>2018-01-27T23:00:12.750000000</dc:date>
    <meta:print-date>2017-12-28T19:44:36.870000000</meta:print-date>
    <meta:document-statistic meta:table-count="9" meta:cell-count="1248" meta:object-count="0"/>
  </office:meta>
</office:document-meta>
</file>